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viaj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onto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4</text:p>
          </table:table-cell>
          <table:table-cell office:value-type="float" office:value="123.11" calcext:value-type="float">
            <text:p>123,11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5</text:p>
          </table:table-cell>
          <table:table-cell office:value-type="float" office:value="134.7" calcext:value-type="float">
            <text:p>134,7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6</text:p>
          </table:table-cell>
          <table:table-cell office:value-type="float" office:value="1234.67" calcext:value-type="float">
            <text:p>1234,67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7</text:p>
          </table:table-cell>
          <table:table-cell office:value-type="float" office:value="550.77" calcext:value-type="float">
            <text:p>550,77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8</text:p>
          </table:table-cell>
          <table:table-cell office:value-type="float" office:value="454.23" calcext:value-type="float">
            <text:p>454,23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09</text:p>
          </table:table-cell>
          <table:table-cell office:value-type="float" office:value="4332.54" calcext:value-type="float">
            <text:p>4332,54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10</text:p>
          </table:table-cell>
          <table:table-cell office:value-type="float" office:value="232.22" calcext:value-type="float">
            <text:p>232,22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11</text:p>
          </table:table-cell>
          <table:table-cell office:value-type="float" office:value="345.22" calcext:value-type="float">
            <text:p>345,22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12</text:p>
          </table:table-cell>
          <table:table-cell office:value-type="float" office:value="3545.5" calcext:value-type="float">
            <text:p>3545,5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1-13</text:p>
          </table:table-cell>
          <table:table-cell office:value-type="float" office:value="22334" calcext:value-type="float">
            <text:p>22334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1</text:p>
          </table:table-cell>
          <table:table-cell office:value-type="float" office:value="123.34" calcext:value-type="float">
            <text:p>123,34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2</text:p>
          </table:table-cell>
          <table:table-cell office:value-type="float" office:value="343.22" calcext:value-type="float">
            <text:p>343,22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3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4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6</text:p>
          </table:table-cell>
          <table:table-cell office:value-type="float" office:value="622.5" calcext:value-type="float">
            <text:p>622,5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7</text:p>
          </table:table-cell>
          <table:table-cell office:value-type="float" office:value="454.2" calcext:value-type="float">
            <text:p>454,2</text:p>
          </table:table-cell>
        </table:table-row>
        <table:table-row table:style-name="ro1">
          <table:table-cell office:value-type="float" office:value="20644871" calcext:value-type="float">
            <text:p>20644871</text:p>
          </table:table-cell>
          <table:table-cell office:value-type="string" calcext:value-type="string">
            <text:p>2020-04-18</text:p>
          </table:table-cell>
          <table:table-cell office:value-type="float" office:value="837.55" calcext:value-type="float">
            <text:p>837,55</text:p>
          </table:table-cell>
        </table:table-row>
        <table:table-row table:style-name="ro1">
          <table:table-cell office:value-type="float" office:value="45673304" calcext:value-type="float">
            <text:p>45673304</text:p>
          </table:table-cell>
          <table:table-cell office:value-type="string" calcext:value-type="string">
            <text:p>2019-03-05</text:p>
          </table:table-cell>
          <table:table-cell office:value-type="float" office:value="282.34" calcext:value-type="float">
            <text:p>282,34</text:p>
          </table:table-cell>
        </table:table-row>
        <table:table-row table:style-name="ro1">
          <table:table-cell office:value-type="float" office:value="45673304" calcext:value-type="float">
            <text:p>45673304</text:p>
          </table:table-cell>
          <table:table-cell office:value-type="string" calcext:value-type="string">
            <text:p>2019-03-06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45673304" calcext:value-type="float">
            <text:p>45673304</text:p>
          </table:table-cell>
          <table:table-cell office:value-type="string" calcext:value-type="string">
            <text:p>2019-03-07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5673304" calcext:value-type="float">
            <text:p>45673304</text:p>
          </table:table-cell>
          <table:table-cell office:value-type="string" calcext:value-type="string">
            <text:p>2019-03-08</text:p>
          </table:table-cell>
          <table:table-cell office:value-type="float" office:value="222.85" calcext:value-type="float">
            <text:p>222,85</text:p>
          </table:table-cell>
        </table:table-row>
        <table:table-row table:style-name="ro1">
          <table:table-cell office:value-type="float" office:value="45673304" calcext:value-type="float">
            <text:p>45673304</text:p>
          </table:table-cell>
          <table:table-cell office:value-type="string" calcext:value-type="string">
            <text:p>2019-03-09</text:p>
          </table:table-cell>
          <table:table-cell office:value-type="float" office:value="545.23" calcext:value-type="float">
            <text:p>545,23</text:p>
          </table:table-cell>
        </table:table-row>
        <table:table-row table:style-name="ro1">
          <table:table-cell office:value-type="float" office:value="49486953" calcext:value-type="float">
            <text:p>49486953</text:p>
          </table:table-cell>
          <table:table-cell office:value-type="string" calcext:value-type="string">
            <text:p>2019-11-12</text:p>
          </table:table-cell>
          <table:table-cell office:value-type="float" office:value="981.44" calcext:value-type="float">
            <text:p>981,44</text:p>
          </table:table-cell>
        </table:table-row>
        <table:table-row table:style-name="ro1">
          <table:table-cell office:value-type="float" office:value="49486953" calcext:value-type="float">
            <text:p>49486953</text:p>
          </table:table-cell>
          <table:table-cell office:value-type="string" calcext:value-type="string">
            <text:p>2019-11-13</text:p>
          </table:table-cell>
          <table:table-cell office:value-type="float" office:value="293.44" calcext:value-type="float">
            <text:p>293,44</text:p>
          </table:table-cell>
        </table:table-row>
        <table:table-row table:style-name="ro1">
          <table:table-cell office:value-type="float" office:value="49486953" calcext:value-type="float">
            <text:p>49486953</text:p>
          </table:table-cell>
          <table:table-cell office:value-type="string" calcext:value-type="string">
            <text:p>2019-11-14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49486953" calcext:value-type="float">
            <text:p>49486953</text:p>
          </table:table-cell>
          <table:table-cell office:value-type="string" calcext:value-type="string">
            <text:p>2019-11-15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9486953" calcext:value-type="float">
            <text:p>49486953</text:p>
          </table:table-cell>
          <table:table-cell office:value-type="string" calcext:value-type="string">
            <text:p>2020-03-06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9367134" calcext:value-type="float">
            <text:p>29367134</text:p>
          </table:table-cell>
          <table:table-cell office:value-type="string" calcext:value-type="string">
            <text:p>2020-06-19</text:p>
          </table:table-cell>
          <table:table-cell office:value-type="float" office:value="454.68" calcext:value-type="float">
            <text:p>454,68</text:p>
          </table:table-cell>
        </table:table-row>
        <table:table-row table:style-name="ro1">
          <table:table-cell office:value-type="float" office:value="29367134" calcext:value-type="float">
            <text:p>29367134</text:p>
          </table:table-cell>
          <table:table-cell office:value-type="string" calcext:value-type="string">
            <text:p>2020-06-20</text:p>
          </table:table-cell>
          <table:table-cell office:value-type="float" office:value="454.93" calcext:value-type="float">
            <text:p>454,93</text:p>
          </table:table-cell>
        </table:table-row>
        <table:table-row table:style-name="ro1">
          <table:table-cell office:value-type="float" office:value="29367134" calcext:value-type="float">
            <text:p>29367134</text:p>
          </table:table-cell>
          <table:table-cell office:value-type="string" calcext:value-type="string">
            <text:p>2020-06-2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9367134" calcext:value-type="float">
            <text:p>29367134</text:p>
          </table:table-cell>
          <table:table-cell office:value-type="string" calcext:value-type="string">
            <text:p>2020-06-22</text:p>
          </table:table-cell>
          <table:table-cell office:value-type="float" office:value="134.55" calcext:value-type="float">
            <text:p>134,55</text:p>
          </table:table-cell>
        </table:table-row>
        <table:table-row table:style-name="ro1">
          <table:table-cell office:value-type="float" office:value="29367134" calcext:value-type="float">
            <text:p>29367134</text:p>
          </table:table-cell>
          <table:table-cell office:value-type="string" calcext:value-type="string">
            <text:p>2020-06-23</text:p>
          </table:table-cell>
          <table:table-cell office:value-type="float" office:value="234.33" calcext:value-type="float">
            <text:p>234,33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3</text:p>
          </table:table-cell>
          <table:table-cell office:value-type="float" office:value="2334.88" calcext:value-type="float">
            <text:p>2334,88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4</text:p>
          </table:table-cell>
          <table:table-cell office:value-type="float" office:value="323.99" calcext:value-type="float">
            <text:p>323,99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5</text:p>
          </table:table-cell>
          <table:table-cell office:value-type="float" office:value="947.99" calcext:value-type="float">
            <text:p>947,99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6</text:p>
          </table:table-cell>
          <table:table-cell office:value-type="float" office:value="445.99" calcext:value-type="float">
            <text:p>445,99</text:p>
          </table:table-cell>
        </table:table-row>
        <table:table-row table:style-name="ro1">
          <table:table-cell office:value-type="float" office:value="5547989" calcext:value-type="float">
            <text:p>5547989</text:p>
          </table:table-cell>
          <table:table-cell office:value-type="string" calcext:value-type="string">
            <text:p>2019-09-17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40223491" calcext:value-type="float">
            <text:p>40223491</text:p>
          </table:table-cell>
          <table:table-cell office:value-type="string" calcext:value-type="string">
            <text:p>2019-09-18</text:p>
          </table:table-cell>
          <table:table-cell office:value-type="float" office:value="2363.77" calcext:value-type="float">
            <text:p>2363,77</text:p>
          </table:table-cell>
        </table:table-row>
        <table:table-row table:style-name="ro1">
          <table:table-cell office:value-type="float" office:value="40223491" calcext:value-type="float">
            <text:p>40223491</text:p>
          </table:table-cell>
          <table:table-cell office:value-type="string" calcext:value-type="string">
            <text:p>2019-09-19</text:p>
          </table:table-cell>
          <table:table-cell office:value-type="float" office:value="7362.88" calcext:value-type="float">
            <text:p>7362,88</text:p>
          </table:table-cell>
        </table:table-row>
        <table:table-row table:style-name="ro1">
          <table:table-cell office:value-type="float" office:value="40223491" calcext:value-type="float">
            <text:p>40223491</text:p>
          </table:table-cell>
          <table:table-cell office:value-type="string" calcext:value-type="string">
            <text:p>2019-09-20</text:p>
          </table:table-cell>
          <table:table-cell office:value-type="float" office:value="633.99" calcext:value-type="float">
            <text:p>633,99</text:p>
          </table:table-cell>
        </table:table-row>
        <table:table-row table:style-name="ro1">
          <table:table-cell office:value-type="float" office:value="40223491" calcext:value-type="float">
            <text:p>40223491</text:p>
          </table:table-cell>
          <table:table-cell office:value-type="string" calcext:value-type="string">
            <text:p>2019-09-21</text:p>
          </table:table-cell>
          <table:table-cell office:value-type="float" office:value="6473.86" calcext:value-type="float">
            <text:p>6473,86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2</text:p>
          </table:table-cell>
          <table:table-cell office:value-type="float" office:value="273.99" calcext:value-type="float">
            <text:p>273,99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3</text:p>
          </table:table-cell>
          <table:table-cell office:value-type="float" office:value="1637.76" calcext:value-type="float">
            <text:p>1637,76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4</text:p>
          </table:table-cell>
          <table:table-cell office:value-type="float" office:value="182.88" calcext:value-type="float">
            <text:p>182,88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5</text:p>
          </table:table-cell>
          <table:table-cell office:value-type="float" office:value="1837.16" calcext:value-type="float">
            <text:p>1837,16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6</text:p>
          </table:table-cell>
          <table:table-cell office:value-type="float" office:value="7192.86" calcext:value-type="float">
            <text:p>7192,86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7</text:p>
          </table:table-cell>
          <table:table-cell office:value-type="float" office:value="3632.9" calcext:value-type="float">
            <text:p>3632,9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8</text:p>
          </table:table-cell>
          <table:table-cell office:value-type="float" office:value="236.88" calcext:value-type="float">
            <text:p>236,88</text:p>
          </table:table-cell>
        </table:table-row>
        <table:table-row table:style-name="ro1">
          <table:table-cell office:value-type="float" office:value="29913407" calcext:value-type="float">
            <text:p>29913407</text:p>
          </table:table-cell>
          <table:table-cell office:value-type="string" calcext:value-type="string">
            <text:p>2019-09-29</text:p>
          </table:table-cell>
          <table:table-cell office:value-type="float" office:value="2636.99" calcext:value-type="float">
            <text:p>2636,99</text:p>
          </table:table-cell>
        </table:table-row>
        <table:table-row table:style-name="ro1">
          <table:table-cell office:value-type="float" office:value="60511076" calcext:value-type="float">
            <text:p>60511076</text:p>
          </table:table-cell>
          <table:table-cell office:value-type="string" calcext:value-type="string">
            <text:p>2019-09-30</text:p>
          </table:table-cell>
          <table:table-cell office:value-type="float" office:value="1233.11" calcext:value-type="float">
            <text:p>1233,11</text:p>
          </table:table-cell>
        </table:table-row>
        <table:table-row table:style-name="ro1">
          <table:table-cell office:value-type="float" office:value="60511076" calcext:value-type="float">
            <text:p>60511076</text:p>
          </table:table-cell>
          <table:table-cell office:value-type="string" calcext:value-type="string">
            <text:p>2019-10-01</text:p>
          </table:table-cell>
          <table:table-cell office:value-type="float" office:value="234.23" calcext:value-type="float">
            <text:p>234,23</text:p>
          </table:table-cell>
        </table:table-row>
        <table:table-row table:style-name="ro1">
          <table:table-cell office:value-type="float" office:value="43615609" calcext:value-type="float">
            <text:p>43615609</text:p>
          </table:table-cell>
          <table:table-cell office:value-type="string" calcext:value-type="string">
            <text:p>2019-10-02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43615609" calcext:value-type="float">
            <text:p>43615609</text:p>
          </table:table-cell>
          <table:table-cell office:value-type="string" calcext:value-type="string">
            <text:p>2019-10-03</text:p>
          </table:table-cell>
          <table:table-cell office:value-type="float" office:value="123.33" calcext:value-type="float">
            <text:p>123,33</text:p>
          </table:table-cell>
        </table:table-row>
        <table:table-row table:style-name="ro1">
          <table:table-cell office:value-type="float" office:value="43615609" calcext:value-type="float">
            <text:p>43615609</text:p>
          </table:table-cell>
          <table:table-cell office:value-type="string" calcext:value-type="string">
            <text:p>2019-10-04</text:p>
          </table:table-cell>
          <table:table-cell office:value-type="float" office:value="1343.18" calcext:value-type="float">
            <text:p>1343,18</text:p>
          </table:table-cell>
        </table:table-row>
        <table:table-row table:style-name="ro1">
          <table:table-cell office:value-type="float" office:value="43615609" calcext:value-type="float">
            <text:p>43615609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“2222”</text:p>
          </table:table-cell>
        </table:table-row>
        <table:table-row table:style-name="ro1">
          <table:table-cell office:value-type="float" office:value="43615609" calcext:value-type="float">
            <text:p>43615609</text:p>
          </table:table-cell>
          <table:table-cell office:value-type="string" calcext:value-type="string">
            <text:p>2019-10-06</text:p>
          </table:table-cell>
          <table:table-cell office:value-type="float" office:value="777.87" calcext:value-type="float">
            <text:p>777,87</text:p>
          </table:table-cell>
        </table:table-row>
        <table:table-row table:style-name="ro1">
          <table:table-cell office:value-type="float" office:value="77320909" calcext:value-type="float">
            <text:p>77320909</text:p>
          </table:table-cell>
          <table:table-cell office:value-type="string" calcext:value-type="string">
            <text:p>2020-06-1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77320909" calcext:value-type="float">
            <text:p>77320909</text:p>
          </table:table-cell>
          <table:table-cell office:value-type="string" calcext:value-type="string">
            <text:p>2020-06-13</text:p>
          </table:table-cell>
          <table:table-cell office:value-type="float" office:value="755.75" calcext:value-type="float">
            <text:p>755,75</text:p>
          </table:table-cell>
        </table:table-row>
        <table:table-row table:style-name="ro1">
          <table:table-cell office:value-type="float" office:value="77320909" calcext:value-type="float">
            <text:p>77320909</text:p>
          </table:table-cell>
          <table:table-cell office:value-type="string" calcext:value-type="string">
            <text:p>2020-06-14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float" office:value="77320909" calcext:value-type="float">
            <text:p>77320909</text:p>
          </table:table-cell>
          <table:table-cell office:value-type="string" calcext:value-type="string">
            <text:p>2020-06-15</text:p>
          </table:table-cell>
          <table:table-cell office:value-type="float" office:value="636.75" calcext:value-type="float">
            <text:p>636,75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16</text:p>
          </table:table-cell>
          <table:table-cell office:value-type="float" office:value="5789.55" calcext:value-type="float">
            <text:p>5789,55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17</text:p>
          </table:table-cell>
          <table:table-cell office:value-type="float" office:value="387.48" calcext:value-type="float">
            <text:p>387,48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18</text:p>
          </table:table-cell>
          <table:table-cell office:value-type="float" office:value="634.75" calcext:value-type="float">
            <text:p>634,75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19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20</text:p>
          </table:table-cell>
          <table:table-cell office:value-type="float" office:value="644.65" calcext:value-type="float">
            <text:p>644,65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21</text:p>
          </table:table-cell>
          <table:table-cell office:value-type="float" office:value="7538.99" calcext:value-type="float">
            <text:p>7538,99</text:p>
          </table:table-cell>
        </table:table-row>
        <table:table-row table:style-name="ro1">
          <table:table-cell office:value-type="float" office:value="10663959" calcext:value-type="float">
            <text:p>10663959</text:p>
          </table:table-cell>
          <table:table-cell office:value-type="string" calcext:value-type="string">
            <text:p>2020-06-22</text:p>
          </table:table-cell>
          <table:table-cell office:value-type="float" office:value="788.99" calcext:value-type="float">
            <text:p>788,99</text:p>
          </table:table-cell>
        </table:table-row>
        <table:table-row table:style-name="ro1">
          <table:table-cell office:value-type="float" office:value="96117915" calcext:value-type="float">
            <text:p>96117915</text:p>
          </table:table-cell>
          <table:table-cell office:value-type="string" calcext:value-type="string">
            <text:p>2020-06-23</text:p>
          </table:table-cell>
          <table:table-cell office:value-type="float" office:value="645.34" calcext:value-type="float">
            <text:p>645,34</text:p>
          </table:table-cell>
        </table:table-row>
        <table:table-row table:style-name="ro1">
          <table:table-cell office:value-type="float" office:value="96117915" calcext:value-type="float">
            <text:p>96117915</text:p>
          </table:table-cell>
          <table:table-cell office:value-type="string" calcext:value-type="string">
            <text:p>2020-06-24</text:p>
          </table:table-cell>
          <table:table-cell office:value-type="float" office:value="638.53" calcext:value-type="float">
            <text:p>638,53</text:p>
          </table:table-cell>
        </table:table-row>
        <table:table-row table:style-name="ro1">
          <table:table-cell office:value-type="float" office:value="96117915" calcext:value-type="float">
            <text:p>96117915</text:p>
          </table:table-cell>
          <table:table-cell office:value-type="string" calcext:value-type="string">
            <text:p>2020-06-25</text:p>
          </table:table-cell>
          <table:table-cell office:value-type="float" office:value="888.53" calcext:value-type="float">
            <text:p>888,53</text:p>
          </table:table-cell>
        </table:table-row>
        <table:table-row table:style-name="ro1">
          <table:table-cell office:value-type="float" office:value="96117915" calcext:value-type="float">
            <text:p>96117915</text:p>
          </table:table-cell>
          <table:table-cell office:value-type="string" calcext:value-type="string">
            <text:p>2020-06-26</text:p>
          </table:table-cell>
          <table:table-cell office:value-type="float" office:value="757.22" calcext:value-type="float">
            <text:p>757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number:min-decimal-places="0" number:min-integer-digits="1" number:grouping="true"/>
    </number:number-style>
    <number:number-style style:name="N107">
      <number:text>-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decimal-places="2" number:min-integer-digits="1" number:grouping="true"/>
    </number:number-style>
    <number:number-style style:name="N109">
      <number:text>-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9T22:24:07.310000000</dc:date>
    <meta:editing-duration>PT1M44S</meta:editing-duration>
    <meta:editing-cycles>1</meta:editing-cycles>
    <meta:document-statistic meta:table-count="1" meta:cell-count="225" meta:object-count="0"/>
    <meta:generator>LibreOffice/7.0.3.1$Windows_X86_64 LibreOffice_project/d7547858d014d4cf69878db179d326fc3483e082</meta:generator>
  </office:meta>
</office:document-meta>
</file>